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083in"/>
    </style:style>
    <style:style style:name="co2" style:family="table-column">
      <style:table-column-properties fo:break-before="auto" style:column-width="0.8957in"/>
    </style:style>
    <style:style style:name="co3" style:family="table-column">
      <style:table-column-properties fo:break-before="auto" style:column-width="3.5102in"/>
    </style:style>
    <style:style style:name="co4" style:family="table-column">
      <style:table-column-properties fo:break-before="auto" style:column-width="2.9272in"/>
    </style:style>
    <style:style style:name="co5" style:family="table-column">
      <style:table-column-properties fo:break-before="auto" style:column-width="2.1043in"/>
    </style:style>
    <style:style style:name="co6" style:family="table-column">
      <style:table-column-properties fo:break-before="auto" style:column-width="0.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Data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number-columns-repeated="1018" table:default-cell-style-name="ce1"/>
        <table:table-row table:style-name="ro1">
          <table:table-cell office:value-type="string">
            <text:p>keyAdded</text:p>
          </table:table-cell>
          <table:table-cell table:number-columns-repeated="1023"/>
        </table:table-row>
        <table:table-row table:style-name="ro1">
          <table:table-cell office:value-type="string">
            <text:p>addKey</text:p>
          </table:table-cell>
          <table:table-cell office:value-type="string">
            <text:p>if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OCCNUM</text:p>
          </table:table-cell>
          <table:table-cell office:value-type="string">
            <text:p>limit</text:p>
          </table:table-cell>
          <table:table-cell/>
          <table:table-cell office:value-type="string">
            <text:p>give_technology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as_technology</text:p>
          </table:table-cell>
          <table:table-cell office:value-type="string">
            <text:p>NOT</text:p>
          </table:table-cell>
          <table:table-cell office:value-type="string">
            <text:p>message</text:p>
          </table:table-cell>
          <table:table-cell office:value-type="string">
            <text:p>tech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has_technolog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trike_craft_tech_check</text:p>
          </table:table-cell>
          <table:table-cell office:value-type="string">
            <text:p>OCC0</text:p>
          </table:table-cell>
          <table:table-cell office:value-type="string">
            <text:p>tech_tfw_psi_strike_craft</text:p>
          </table:table-cell>
          <table:table-cell office:value-type="string">
            <text:p>"tech_psionic_theory"</text:p>
          </table:table-cell>
          <table:table-cell office:value-type="string">
            <text:p>no</text:p>
          </table:table-cell>
          <table:table-cell office:value-type="string">
            <text:p>tech_psionic_theory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</text:p>
          </table:table-cell>
          <table:table-cell office:value-type="string">
            <text:p>tech_tfw_psi_strike_craft</text:p>
          </table:table-cell>
          <table:table-cell office:value-type="string">
            <text:p>"tech_spaceport_3"</text:p>
          </table:table-cell>
          <table:table-cell office:value-type="string">
            <text:p>no</text:p>
          </table:table-cell>
          <table:table-cell office:value-type="string">
            <text:p>tech_spaceport_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2</text:p>
          </table:table-cell>
          <table:table-cell office:value-type="string">
            <text:p>tech_tfw_psi_strike_craft</text:p>
          </table:table-cell>
          <table:table-cell office:value-type="string">
            <text:p>"tech_tfw_psi_machinery"</text:p>
          </table:table-cell>
          <table:table-cell office:value-type="string">
            <text:p>no</text:p>
          </table:table-cell>
          <table:table-cell office:value-type="string">
            <text:p>tech_tfw_psi_machinery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3</text:p>
          </table:table-cell>
          <table:table-cell office:value-type="string">
            <text:p>tech_tfw_psi_strike_craft</text:p>
          </table:table-cell>
          <table:table-cell office:value-type="string">
            <text:p>"tech_strike_craft_3"</text:p>
          </table:table-cell>
          <table:table-cell office:value-type="string">
            <text:p>no</text:p>
          </table:table-cell>
          <table:table-cell office:value-type="string">
            <text:p>tech_strike_craft_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4</text:p>
          </table:table-cell>
          <table:table-cell office:value-type="string">
            <text:p>tech_tfw_machine_strike_swarm</text:p>
          </table:table-cell>
          <table:table-cell office:value-type="string">
            <text:p>"tech_strike_craft_3"</text:p>
          </table:table-cell>
          <table:table-cell office:value-type="string">
            <text:p>no</text:p>
          </table:table-cell>
          <table:table-cell office:value-type="string">
            <text:p>tech_strike_craft_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5</text:p>
          </table:table-cell>
          <table:table-cell office:value-type="string">
            <text:p>tech_tfw_strike_drone</text:p>
          </table:table-cell>
          <table:table-cell office:value-type="string">
            <text:p>"tech_strike_craft_3"</text:p>
          </table:table-cell>
          <table:table-cell office:value-type="string">
            <text:p>no</text:p>
          </table:table-cell>
          <table:table-cell office:value-type="string">
            <text:p>tech_strike_craft_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6</text:p>
          </table:table-cell>
          <table:table-cell office:value-type="string">
            <text:p>tech_tfw_strike_craft_4</text:p>
          </table:table-cell>
          <table:table-cell office:value-type="string">
            <text:p>"tech_strike_craft_3"</text:p>
          </table:table-cell>
          <table:table-cell office:value-type="string">
            <text:p>no</text:p>
          </table:table-cell>
          <table:table-cell office:value-type="string">
            <text:p>tech_strike_craft_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7</text:p>
          </table:table-cell>
          <table:table-cell office:value-type="string">
            <text:p>tech_strike_craft_3</text:p>
          </table:table-cell>
          <table:table-cell office:value-type="string">
            <text:p>"tech_strike_craft_2"</text:p>
          </table:table-cell>
          <table:table-cell office:value-type="string">
            <text:p>no</text:p>
          </table:table-cell>
          <table:table-cell office:value-type="string">
            <text:p>tech_strike_craft_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8</text:p>
          </table:table-cell>
          <table:table-cell office:value-type="string">
            <text:p>tech_strike_craft_2</text:p>
          </table:table-cell>
          <table:table-cell office:value-type="string">
            <text:p>"tech_strike_craft_1"</text:p>
          </table:table-cell>
          <table:table-cell office:value-type="string">
            <text:p>no</text:p>
          </table:table-cell>
          <table:table-cell office:value-type="string">
            <text:p>tech_strike_craft_1</text:p>
          </table:table-cell>
          <table:table-cell table:number-columns-repeated="1018"/>
        </table:table-row>
        <table:table-row table:style-name="ro1">
          <table:table-cell office:value-type="string">
            <text:p>energy_torpedo_tech_check</text:p>
          </table:table-cell>
          <table:table-cell office:value-type="string">
            <text:p>OCC0</text:p>
          </table:table-cell>
          <table:table-cell office:value-type="string">
            <text:p>tech_energy_torpedoes_3</text:p>
          </table:table-cell>
          <table:table-cell office:value-type="string">
            <text:p>"tech_energy_torpedoes_2"</text:p>
          </table:table-cell>
          <table:table-cell office:value-type="string">
            <text:p>no</text:p>
          </table:table-cell>
          <table:table-cell office:value-type="string">
            <text:p>tech_energy_torpedoes_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</text:p>
          </table:table-cell>
          <table:table-cell office:value-type="string">
            <text:p>tech_energy_torpedoes_2</text:p>
          </table:table-cell>
          <table:table-cell office:value-type="string">
            <text:p>"tech_energy_torpedoes_1"</text:p>
          </table:table-cell>
          <table:table-cell office:value-type="string">
            <text:p>no</text:p>
          </table:table-cell>
          <table:table-cell office:value-type="string">
            <text:p>tech_energy_torpedoes_1</text:p>
          </table:table-cell>
          <table:table-cell table:number-columns-repeated="1018"/>
        </table:table-row>
        <table:table-row table:style-name="ro1">
          <table:table-cell office:value-type="string">
            <text:p>kinetic_artillery_tech_check</text:p>
          </table:table-cell>
          <table:table-cell office:value-type="string">
            <text:p>OCC0</text:p>
          </table:table-cell>
          <table:table-cell office:value-type="string">
            <text:p>tech_kinetic_artillery_3</text:p>
          </table:table-cell>
          <table:table-cell office:value-type="string">
            <text:p>"tech_kinetic_artillery_2"</text:p>
          </table:table-cell>
          <table:table-cell office:value-type="string">
            <text:p>no</text:p>
          </table:table-cell>
          <table:table-cell office:value-type="string">
            <text:p>tech_kinetic_artillery_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</text:p>
          </table:table-cell>
          <table:table-cell office:value-type="string">
            <text:p>tech_kinetic_artillery_2</text:p>
          </table:table-cell>
          <table:table-cell office:value-type="string">
            <text:p>"tech_kinetic_artillery_1"</text:p>
          </table:table-cell>
          <table:table-cell office:value-type="string">
            <text:p>no</text:p>
          </table:table-cell>
          <table:table-cell office:value-type="string">
            <text:p>tech_kinetic_artillery_1</text:p>
          </table:table-cell>
          <table:table-cell table:number-columns-repeated="1018"/>
        </table:table-row>
        <table:table-row table:style-name="ro1">
          <table:table-cell office:value-type="string">
            <text:p>laser_tech_check</text:p>
          </table:table-cell>
          <table:table-cell office:value-type="string">
            <text:p>OCC0</text:p>
          </table:table-cell>
          <table:table-cell office:value-type="string">
            <text:p>tech_adv_laserstorm</text:p>
          </table:table-cell>
          <table:table-cell office:value-type="string">
            <text:p>"tech_laserstorm"</text:p>
          </table:table-cell>
          <table:table-cell office:value-type="string">
            <text:p>no</text:p>
          </table:table-cell>
          <table:table-cell office:value-type="string">
            <text:p>tech_laserstorm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</text:p>
          </table:table-cell>
          <table:table-cell office:value-type="string">
            <text:p>tech_laserstorm</text:p>
          </table:table-cell>
          <table:table-cell office:value-type="string">
            <text:p>"tech_lasers_5"</text:p>
          </table:table-cell>
          <table:table-cell office:value-type="string">
            <text:p>no</text:p>
          </table:table-cell>
          <table:table-cell office:value-type="string">
            <text:p>tech_lasers_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2</text:p>
          </table:table-cell>
          <table:table-cell office:value-type="string">
            <text:p>tech_lasers_5</text:p>
          </table:table-cell>
          <table:table-cell office:value-type="string">
            <text:p>"tech_lasers_4"</text:p>
          </table:table-cell>
          <table:table-cell office:value-type="string">
            <text:p>no</text:p>
          </table:table-cell>
          <table:table-cell office:value-type="string">
            <text:p>tech_lasers_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3</text:p>
          </table:table-cell>
          <table:table-cell office:value-type="string">
            <text:p>tech_lasers_4</text:p>
          </table:table-cell>
          <table:table-cell office:value-type="string">
            <text:p>"tech_lasers_3"</text:p>
          </table:table-cell>
          <table:table-cell office:value-type="string">
            <text:p>no</text:p>
          </table:table-cell>
          <table:table-cell office:value-type="string">
            <text:p>tech_lasers_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4</text:p>
          </table:table-cell>
          <table:table-cell office:value-type="string">
            <text:p>tech_lasers_3</text:p>
          </table:table-cell>
          <table:table-cell office:value-type="string">
            <text:p>"tech_lasers_2"</text:p>
          </table:table-cell>
          <table:table-cell office:value-type="string">
            <text:p>no</text:p>
          </table:table-cell>
          <table:table-cell office:value-type="string">
            <text:p>tech_lasers_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5</text:p>
          </table:table-cell>
          <table:table-cell office:value-type="string">
            <text:p>tech_lasers_2</text:p>
          </table:table-cell>
          <table:table-cell office:value-type="string">
            <text:p>"tech_lasers_1"</text:p>
          </table:table-cell>
          <table:table-cell office:value-type="string">
            <text:p>no</text:p>
          </table:table-cell>
          <table:table-cell office:value-type="string">
            <text:p>tech_lasers_1</text:p>
          </table:table-cell>
          <table:table-cell table:number-columns-repeated="1018"/>
        </table:table-row>
        <table:table-row table:style-name="ro1">
          <table:table-cell office:value-type="string">
            <text:p>mass_driver_tech_check</text:p>
          </table:table-cell>
          <table:table-cell office:value-type="string">
            <text:p>OCC0</text:p>
          </table:table-cell>
          <table:table-cell office:value-type="string">
            <text:p>tech_darkmatter_emitter</text:p>
          </table:table-cell>
          <table:table-cell office:value-type="string">
            <text:p>"tech_tfw_phaser_3"</text:p>
          </table:table-cell>
          <table:table-cell office:value-type="string">
            <text:p>no</text:p>
          </table:table-cell>
          <table:table-cell office:value-type="string">
            <text:p>tech_tfw_phaser_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</text:p>
          </table:table-cell>
          <table:table-cell office:value-type="string">
            <text:p>tech_tfw_phaser_3</text:p>
          </table:table-cell>
          <table:table-cell office:value-type="string">
            <text:p>"tech_tfw_phaser_2"</text:p>
          </table:table-cell>
          <table:table-cell office:value-type="string">
            <text:p>no</text:p>
          </table:table-cell>
          <table:table-cell office:value-type="string">
            <text:p>tech_tfw_phaser_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2</text:p>
          </table:table-cell>
          <table:table-cell office:value-type="string">
            <text:p>tech_tfw_phaser_2</text:p>
          </table:table-cell>
          <table:table-cell office:value-type="string">
            <text:p>"tech_tfw_phaser_1"</text:p>
          </table:table-cell>
          <table:table-cell office:value-type="string">
            <text:p>no</text:p>
          </table:table-cell>
          <table:table-cell office:value-type="string">
            <text:p>tech_tfw_phaser_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3</text:p>
          </table:table-cell>
          <table:table-cell office:value-type="string">
            <text:p>tech_tfw_phaser_1</text:p>
          </table:table-cell>
          <table:table-cell office:value-type="string">
            <text:p>"tech_lasers_3"</text:p>
          </table:table-cell>
          <table:table-cell office:value-type="string">
            <text:p>no</text:p>
          </table:table-cell>
          <table:table-cell office:value-type="string">
            <text:p>tech_lasers_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4</text:p>
          </table:table-cell>
          <table:table-cell office:value-type="string">
            <text:p>tech_tfw_gauss_7</text:p>
          </table:table-cell>
          <table:table-cell office:value-type="string">
            <text:p>"tech_tfw_gauss_6"</text:p>
          </table:table-cell>
          <table:table-cell office:value-type="string">
            <text:p>no</text:p>
          </table:table-cell>
          <table:table-cell office:value-type="string">
            <text:p>tech_tfw_gauss_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5</text:p>
          </table:table-cell>
          <table:table-cell office:value-type="string">
            <text:p>tech_tfw_gauss_6</text:p>
          </table:table-cell>
          <table:table-cell office:value-type="string">
            <text:p>"tech_mass_drivers_5"</text:p>
          </table:table-cell>
          <table:table-cell office:value-type="string">
            <text:p>no</text:p>
          </table:table-cell>
          <table:table-cell office:value-type="string">
            <text:p>tech_mass_drivers_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6</text:p>
          </table:table-cell>
          <table:table-cell office:value-type="string">
            <text:p>tech_mass_drivers_5</text:p>
          </table:table-cell>
          <table:table-cell office:value-type="string">
            <text:p>"tech_mass_drivers_4"</text:p>
          </table:table-cell>
          <table:table-cell office:value-type="string">
            <text:p>no</text:p>
          </table:table-cell>
          <table:table-cell office:value-type="string">
            <text:p>tech_mass_drivers_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7</text:p>
          </table:table-cell>
          <table:table-cell office:value-type="string">
            <text:p>tech_mass_drivers_4</text:p>
          </table:table-cell>
          <table:table-cell office:value-type="string">
            <text:p>"tech_mass_drivers_3"</text:p>
          </table:table-cell>
          <table:table-cell office:value-type="string">
            <text:p>no</text:p>
          </table:table-cell>
          <table:table-cell office:value-type="string">
            <text:p>tech_mass_drivers_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8</text:p>
          </table:table-cell>
          <table:table-cell office:value-type="string">
            <text:p>tech_mass_drivers_3</text:p>
          </table:table-cell>
          <table:table-cell office:value-type="string">
            <text:p>"tech_mass_drivers_2"</text:p>
          </table:table-cell>
          <table:table-cell office:value-type="string">
            <text:p>no</text:p>
          </table:table-cell>
          <table:table-cell office:value-type="string">
            <text:p>tech_mass_drivers_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9</text:p>
          </table:table-cell>
          <table:table-cell office:value-type="string">
            <text:p>tech_mass_drivers_2</text:p>
          </table:table-cell>
          <table:table-cell office:value-type="string">
            <text:p>"tech_mass_drivers_1"</text:p>
          </table:table-cell>
          <table:table-cell office:value-type="string">
            <text:p>no</text:p>
          </table:table-cell>
          <table:table-cell office:value-type="string">
            <text:p>tech_mass_drivers_1</text:p>
          </table:table-cell>
          <table:table-cell table:number-columns-repeated="1018"/>
        </table:table-row>
        <table:table-row table:style-name="ro1">
          <table:table-cell office:value-type="string">
            <text:p>missile_tech_check</text:p>
          </table:table-cell>
          <table:table-cell office:value-type="string">
            <text:p>OCC0</text:p>
          </table:table-cell>
          <table:table-cell office:value-type="string">
            <text:p>tech_tfw_as_missiles_2</text:p>
          </table:table-cell>
          <table:table-cell office:value-type="string">
            <text:p>"tech_tfw_as_missiles_1"</text:p>
          </table:table-cell>
          <table:table-cell office:value-type="string">
            <text:p>no</text:p>
          </table:table-cell>
          <table:table-cell office:value-type="string">
            <text:p>tech_tfw_as_missiles_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</text:p>
          </table:table-cell>
          <table:table-cell office:value-type="string">
            <text:p>tech_tfw_as_missiles_1</text:p>
          </table:table-cell>
          <table:table-cell office:value-type="string">
            <text:p>"tech_mine_neutronium"</text:p>
          </table:table-cell>
          <table:table-cell office:value-type="string">
            <text:p>no</text:p>
          </table:table-cell>
          <table:table-cell office:value-type="string">
            <text:p>tech_mine_neutronium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2</text:p>
          </table:table-cell>
          <table:table-cell office:value-type="string">
            <text:p>tech_tfw_as_missiles_1</text:p>
          </table:table-cell>
          <table:table-cell office:value-type="string">
            <text:p>"tech_missiles_5"</text:p>
          </table:table-cell>
          <table:table-cell office:value-type="string">
            <text:p>no</text:p>
          </table:table-cell>
          <table:table-cell office:value-type="string">
            <text:p>tech_missiles_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3</text:p>
          </table:table-cell>
          <table:table-cell office:value-type="string">
            <text:p>tech_tfw_aa_missiles_2</text:p>
          </table:table-cell>
          <table:table-cell office:value-type="string">
            <text:p>"tech_tfw_aa_missiles_1"</text:p>
          </table:table-cell>
          <table:table-cell office:value-type="string">
            <text:p>no</text:p>
          </table:table-cell>
          <table:table-cell office:value-type="string">
            <text:p>tech_tfw_aa_missiles_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4</text:p>
          </table:table-cell>
          <table:table-cell office:value-type="string">
            <text:p>tech_tfw_aa_missiles_1</text:p>
          </table:table-cell>
          <table:table-cell office:value-type="string">
            <text:p>"tech_missiles_5"</text:p>
          </table:table-cell>
          <table:table-cell office:value-type="string">
            <text:p>no</text:p>
          </table:table-cell>
          <table:table-cell office:value-type="string">
            <text:p>tech_missiles_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5</text:p>
          </table:table-cell>
          <table:table-cell office:value-type="string">
            <text:p>tech_missiles_5</text:p>
          </table:table-cell>
          <table:table-cell office:value-type="string">
            <text:p>"tech_missiles_4"</text:p>
          </table:table-cell>
          <table:table-cell office:value-type="string">
            <text:p>no</text:p>
          </table:table-cell>
          <table:table-cell office:value-type="string">
            <text:p>tech_missiles_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6</text:p>
          </table:table-cell>
          <table:table-cell office:value-type="string">
            <text:p>tech_missiles_4</text:p>
          </table:table-cell>
          <table:table-cell office:value-type="string">
            <text:p>"tech_missiles_3"</text:p>
          </table:table-cell>
          <table:table-cell office:value-type="string">
            <text:p>no</text:p>
          </table:table-cell>
          <table:table-cell office:value-type="string">
            <text:p>tech_missiles_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7</text:p>
          </table:table-cell>
          <table:table-cell office:value-type="string">
            <text:p>tech_missiles_3</text:p>
          </table:table-cell>
          <table:table-cell office:value-type="string">
            <text:p>"tech_missiles_2"</text:p>
          </table:table-cell>
          <table:table-cell office:value-type="string">
            <text:p>no</text:p>
          </table:table-cell>
          <table:table-cell office:value-type="string">
            <text:p>tech_missiles_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8</text:p>
          </table:table-cell>
          <table:table-cell office:value-type="string">
            <text:p>tech_missiles_2</text:p>
          </table:table-cell>
          <table:table-cell office:value-type="string">
            <text:p>"tech_missiles_1"</text:p>
          </table:table-cell>
          <table:table-cell office:value-type="string">
            <text:p>no</text:p>
          </table:table-cell>
          <table:table-cell office:value-type="string">
            <text:p>tech_missiles_1</text:p>
          </table:table-cell>
          <table:table-cell table:number-columns-repeated="1018"/>
        </table:table-row>
        <table:table-row table:style-name="ro1">
          <table:table-cell office:value-type="string">
            <text:p>autocannon_tech_check</text:p>
          </table:table-cell>
          <table:table-cell office:value-type="string">
            <text:p>OCC0</text:p>
          </table:table-cell>
          <table:table-cell office:value-type="string">
            <text:p>tech_tfw_stormfire_pd</text:p>
          </table:table-cell>
          <table:table-cell office:value-type="string">
            <text:p>"tech_autocannons_3"</text:p>
          </table:table-cell>
          <table:table-cell office:value-type="string">
            <text:p>no</text:p>
          </table:table-cell>
          <table:table-cell office:value-type="string">
            <text:p>tech_autocannons_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</text:p>
          </table:table-cell>
          <table:table-cell office:value-type="string">
            <text:p>tech_tfw_autocannons_5</text:p>
          </table:table-cell>
          <table:table-cell office:value-type="string">
            <text:p>"tech_tfw_autocannons_4"</text:p>
          </table:table-cell>
          <table:table-cell office:value-type="string">
            <text:p>no</text:p>
          </table:table-cell>
          <table:table-cell office:value-type="string">
            <text:p>tech_tfw_autocannons_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2</text:p>
          </table:table-cell>
          <table:table-cell office:value-type="string">
            <text:p>tech_tfw_autocannons_4</text:p>
          </table:table-cell>
          <table:table-cell office:value-type="string">
            <text:p>"tech_autocannons_3"</text:p>
          </table:table-cell>
          <table:table-cell office:value-type="string">
            <text:p>no</text:p>
          </table:table-cell>
          <table:table-cell office:value-type="string">
            <text:p>tech_autocannons_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3</text:p>
          </table:table-cell>
          <table:table-cell office:value-type="string">
            <text:p>tech_autocannons_3</text:p>
          </table:table-cell>
          <table:table-cell office:value-type="string">
            <text:p>"tech_autocannons_2"</text:p>
          </table:table-cell>
          <table:table-cell office:value-type="string">
            <text:p>no</text:p>
          </table:table-cell>
          <table:table-cell office:value-type="string">
            <text:p>tech_autocannons_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4</text:p>
          </table:table-cell>
          <table:table-cell office:value-type="string">
            <text:p>tech_autocannons_2</text:p>
          </table:table-cell>
          <table:table-cell office:value-type="string">
            <text:p>"tech_autocannons_1"</text:p>
          </table:table-cell>
          <table:table-cell office:value-type="string">
            <text:p>no</text:p>
          </table:table-cell>
          <table:table-cell office:value-type="string">
            <text:p>tech_autocannons_1</text:p>
          </table:table-cell>
          <table:table-cell table:number-columns-repeated="1018"/>
        </table:table-row>
        <table:table-row table:style-name="ro1">
          <table:table-cell office:value-type="string">
            <text:p>pd_tech_check</text:p>
          </table:table-cell>
          <table:table-cell office:value-type="string">
            <text:p>OCC0</text:p>
          </table:table-cell>
          <table:table-cell office:value-type="string">
            <text:p>tech_tfw_stormfire_pd</text:p>
          </table:table-cell>
          <table:table-cell office:value-type="string">
            <text:p>"tech_pd_tracking_3"</text:p>
          </table:table-cell>
          <table:table-cell office:value-type="string">
            <text:p>no</text:p>
          </table:table-cell>
          <table:table-cell office:value-type="string">
            <text:p>tech_pd_tracking_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</text:p>
          </table:table-cell>
          <table:table-cell office:value-type="string">
            <text:p>tech_pd_tracking_3</text:p>
          </table:table-cell>
          <table:table-cell office:value-type="string">
            <text:p>"tech_pd_tracking_2"</text:p>
          </table:table-cell>
          <table:table-cell office:value-type="string">
            <text:p>no</text:p>
          </table:table-cell>
          <table:table-cell office:value-type="string">
            <text:p>tech_pd_tracking_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2</text:p>
          </table:table-cell>
          <table:table-cell office:value-type="string">
            <text:p>tech_pd_tracking_2</text:p>
          </table:table-cell>
          <table:table-cell office:value-type="string">
            <text:p>"tech_pd_tracking_1"</text:p>
          </table:table-cell>
          <table:table-cell office:value-type="string">
            <text:p>no</text:p>
          </table:table-cell>
          <table:table-cell office:value-type="string">
            <text:p>tech_pd_tracking_1</text:p>
          </table:table-cell>
          <table:table-cell table:number-columns-repeated="1018"/>
        </table:table-row>
        <table:table-row table:style-name="ro1">
          <table:table-cell office:value-type="string">
            <text:p>swarmer_missile_tech_check</text:p>
          </table:table-cell>
          <table:table-cell office:value-type="string">
            <text:p>OCC0</text:p>
          </table:table-cell>
          <table:table-cell office:value-type="string">
            <text:p>tech_tfw_swarmer_missiles_3</text:p>
          </table:table-cell>
          <table:table-cell office:value-type="string">
            <text:p>"tech_swarmer_missiles_2"</text:p>
          </table:table-cell>
          <table:table-cell office:value-type="string">
            <text:p>no</text:p>
          </table:table-cell>
          <table:table-cell office:value-type="string">
            <text:p>tech_swarmer_missiles_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</text:p>
          </table:table-cell>
          <table:table-cell office:value-type="string">
            <text:p>tech_swarmer_missiles_2</text:p>
          </table:table-cell>
          <table:table-cell office:value-type="string">
            <text:p>"tech_swarmer_missiles_1"</text:p>
          </table:table-cell>
          <table:table-cell office:value-type="string">
            <text:p>no</text:p>
          </table:table-cell>
          <table:table-cell office:value-type="string">
            <text:p>tech_swarmer_missiles_1</text:p>
          </table:table-cell>
          <table:table-cell table:number-columns-repeated="1018"/>
        </table:table-row>
        <table:table-row table:style-name="ro1">
          <table:table-cell office:value-type="string">
            <text:p>torpedo_tech_check</text:p>
          </table:table-cell>
          <table:table-cell office:value-type="string">
            <text:p>OCC0</text:p>
          </table:table-cell>
          <table:table-cell office:value-type="string">
            <text:p>tech_tfw_torpedoes_5</text:p>
          </table:table-cell>
          <table:table-cell office:value-type="string">
            <text:p>"tech_tfw_torpedoes_4"</text:p>
          </table:table-cell>
          <table:table-cell office:value-type="string">
            <text:p>no</text:p>
          </table:table-cell>
          <table:table-cell office:value-type="string">
            <text:p>tech_tfw_torpedoes_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</text:p>
          </table:table-cell>
          <table:table-cell office:value-type="string">
            <text:p>tech_tfw_torpedoes_4</text:p>
          </table:table-cell>
          <table:table-cell office:value-type="string">
            <text:p>"tech_torpedoes_3"</text:p>
          </table:table-cell>
          <table:table-cell office:value-type="string">
            <text:p>no</text:p>
          </table:table-cell>
          <table:table-cell office:value-type="string">
            <text:p>tech_torpedoes_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2</text:p>
          </table:table-cell>
          <table:table-cell office:value-type="string">
            <text:p>tech_torpedoes_3</text:p>
          </table:table-cell>
          <table:table-cell office:value-type="string">
            <text:p>"tech_torpedoes_2"</text:p>
          </table:table-cell>
          <table:table-cell office:value-type="string">
            <text:p>no</text:p>
          </table:table-cell>
          <table:table-cell office:value-type="string">
            <text:p>tech_torpedoes_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3</text:p>
          </table:table-cell>
          <table:table-cell office:value-type="string">
            <text:p>tech_torpedoes_2</text:p>
          </table:table-cell>
          <table:table-cell office:value-type="string">
            <text:p>"tech_torpedoes_1"</text:p>
          </table:table-cell>
          <table:table-cell office:value-type="string">
            <text:p>no</text:p>
          </table:table-cell>
          <table:table-cell office:value-type="string">
            <text:p>tech_torpedoes_1</text:p>
          </table:table-cell>
          <table:table-cell table:number-columns-repeated="1018"/>
        </table:table-row>
        <table:table-row table:style-name="ro1">
          <table:table-cell office:value-type="string">
            <text:p>plasma_tech_check</text:p>
          </table:table-cell>
          <table:table-cell office:value-type="string">
            <text:p>OCC0</text:p>
          </table:table-cell>
          <table:table-cell office:value-type="string">
            <text:p>tech_tfw_pt2</text:p>
          </table:table-cell>
          <table:table-cell office:value-type="string">
            <text:p>"tech_tfw_pt1"</text:p>
          </table:table-cell>
          <table:table-cell office:value-type="string">
            <text:p>no</text:p>
          </table:table-cell>
          <table:table-cell office:value-type="string">
            <text:p>tech_tfw_pt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</text:p>
          </table:table-cell>
          <table:table-cell office:value-type="string">
            <text:p>tech_tfw_pt1</text:p>
          </table:table-cell>
          <table:table-cell office:value-type="string">
            <text:p>"tech_tfw_pt"</text:p>
          </table:table-cell>
          <table:table-cell office:value-type="string">
            <text:p>no</text:p>
          </table:table-cell>
          <table:table-cell office:value-type="string">
            <text:p>tech_tfw_pt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2</text:p>
          </table:table-cell>
          <table:table-cell office:value-type="string">
            <text:p>tech_tfw_pt</text:p>
          </table:table-cell>
          <table:table-cell office:value-type="string">
            <text:p>"tech_plasma_3"</text:p>
          </table:table-cell>
          <table:table-cell office:value-type="string">
            <text:p>no</text:p>
          </table:table-cell>
          <table:table-cell office:value-type="string">
            <text:p>tech_plasma_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3</text:p>
          </table:table-cell>
          <table:table-cell office:value-type="string">
            <text:p>tech_plasma_3</text:p>
          </table:table-cell>
          <table:table-cell office:value-type="string">
            <text:p>"tech_plasma_2"</text:p>
          </table:table-cell>
          <table:table-cell office:value-type="string">
            <text:p>no</text:p>
          </table:table-cell>
          <table:table-cell office:value-type="string">
            <text:p>tech_plasma_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4</text:p>
          </table:table-cell>
          <table:table-cell office:value-type="string">
            <text:p>tech_plasma_2</text:p>
          </table:table-cell>
          <table:table-cell office:value-type="string">
            <text:p>"tech_plasma_1"</text:p>
          </table:table-cell>
          <table:table-cell office:value-type="string">
            <text:p>no</text:p>
          </table:table-cell>
          <table:table-cell office:value-type="string">
            <text:p>tech_plasma_1</text:p>
          </table:table-cell>
          <table:table-cell table:number-columns-repeated="1018"/>
        </table:table-row>
        <table:table-row table:style-name="ro1">
          <table:table-cell office:value-type="string">
            <text:p>flak_tech_check</text:p>
          </table:table-cell>
          <table:table-cell office:value-type="string">
            <text:p>OCC0</text:p>
          </table:table-cell>
          <table:table-cell office:value-type="string">
            <text:p>tech_tfw_flak_batteries_3</text:p>
          </table:table-cell>
          <table:table-cell office:value-type="string">
            <text:p>"tech_flak_batteries_2"</text:p>
          </table:table-cell>
          <table:table-cell office:value-type="string">
            <text:p>no</text:p>
          </table:table-cell>
          <table:table-cell office:value-type="string">
            <text:p>tech_flak_batteries_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</text:p>
          </table:table-cell>
          <table:table-cell office:value-type="string">
            <text:p>tech_flak_batteries_2</text:p>
          </table:table-cell>
          <table:table-cell office:value-type="string">
            <text:p>"tech_flak_batteries_1"</text:p>
          </table:table-cell>
          <table:table-cell office:value-type="string">
            <text:p>no</text:p>
          </table:table-cell>
          <table:table-cell office:value-type="string">
            <text:p>tech_flak_batteries_1</text:p>
          </table:table-cell>
          <table:table-cell table:number-columns-repeated="1018"/>
        </table:table-row>
        <table:table-row table:style-name="ro1">
          <table:table-cell office:value-type="string">
            <text:p>armor_tech_check</text:p>
          </table:table-cell>
          <table:table-cell office:value-type="string">
            <text:p>OCC0</text:p>
          </table:table-cell>
          <table:table-cell office:value-type="string">
            <text:p>tech_tfw_bioarmor_2</text:p>
          </table:table-cell>
          <table:table-cell office:value-type="string">
            <text:p>"tech_tfw_bioarmor_1"</text:p>
          </table:table-cell>
          <table:table-cell office:value-type="string">
            <text:p>no</text:p>
          </table:table-cell>
          <table:table-cell office:value-type="string">
            <text:p>tech_tfw_bioarmor_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</text:p>
          </table:table-cell>
          <table:table-cell office:value-type="string">
            <text:p>tech_tfw_bioarmor_1</text:p>
          </table:table-cell>
          <table:table-cell office:value-type="string">
            <text:p>"tech_tfw_rapid_cell_replication"</text:p>
          </table:table-cell>
          <table:table-cell office:value-type="string">
            <text:p>no</text:p>
          </table:table-cell>
          <table:table-cell office:value-type="string">
            <text:p>tech_tfw_rapid_cell_replicatio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2</text:p>
          </table:table-cell>
          <table:table-cell office:value-type="string">
            <text:p>tech_tfw_bioarmor_1</text:p>
          </table:table-cell>
          <table:table-cell office:value-type="string">
            <text:p>"tech_gene_tailoring"</text:p>
          </table:table-cell>
          <table:table-cell office:value-type="string">
            <text:p>no</text:p>
          </table:table-cell>
          <table:table-cell office:value-type="string">
            <text:p>tech_gene_tailoring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3</text:p>
          </table:table-cell>
          <table:table-cell office:value-type="string">
            <text:p>tech_tfw_bioarmor_1</text:p>
          </table:table-cell>
          <table:table-cell office:value-type="string">
            <text:p>"tech_tfw_ship_armor_8"</text:p>
          </table:table-cell>
          <table:table-cell office:value-type="string">
            <text:p>no</text:p>
          </table:table-cell>
          <table:table-cell office:value-type="string">
            <text:p>tech_tfw_ship_armor_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4</text:p>
          </table:table-cell>
          <table:table-cell office:value-type="string">
            <text:p>tech_tfw_ship_armor_10</text:p>
          </table:table-cell>
          <table:table-cell office:value-type="string">
            <text:p>"tech_tfw_ship_armor_9"</text:p>
          </table:table-cell>
          <table:table-cell office:value-type="string">
            <text:p>no</text:p>
          </table:table-cell>
          <table:table-cell office:value-type="string">
            <text:p>tech_tfw_ship_armor_9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5</text:p>
          </table:table-cell>
          <table:table-cell office:value-type="string">
            <text:p>tech_tfw_ship_armor_9</text:p>
          </table:table-cell>
          <table:table-cell office:value-type="string">
            <text:p>"tech_tfw_ship_armor_8"</text:p>
          </table:table-cell>
          <table:table-cell office:value-type="string">
            <text:p>no</text:p>
          </table:table-cell>
          <table:table-cell office:value-type="string">
            <text:p>tech_tfw_ship_armor_8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6</text:p>
          </table:table-cell>
          <table:table-cell office:value-type="string">
            <text:p>tech_tfw_ship_armor_8</text:p>
          </table:table-cell>
          <table:table-cell office:value-type="string">
            <text:p>"tech_tfw_ship_armor_7"</text:p>
          </table:table-cell>
          <table:table-cell office:value-type="string">
            <text:p>no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OCC7</text:p>
          </table:table-cell>
          <table:table-cell office:value-type="string">
            <text:p>tech_tfw_ship_armor_6</text:p>
          </table:table-cell>
          <table:table-cell office:value-type="string">
            <text:p>"tech_ship_armor_5"</text:p>
          </table:table-cell>
          <table:table-cell office:value-type="string">
            <text:p>no</text:p>
          </table:table-cell>
          <table:table-cell office:value-type="string">
            <text:p>tech_ship_armor_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8</text:p>
          </table:table-cell>
          <table:table-cell office:value-type="string">
            <text:p>tech_tfw_ship_armor_7</text:p>
          </table:table-cell>
          <table:table-cell office:value-type="string">
            <text:p>"tech_tfw_ship_armor_6"</text:p>
          </table:table-cell>
          <table:table-cell office:value-type="string">
            <text:p>no</text:p>
          </table:table-cell>
          <table:table-cell office:value-type="string">
            <text:p>tech_tfw_ship_armor_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9</text:p>
          </table:table-cell>
          <table:table-cell office:value-type="string">
            <text:p>tech_tfw_ship_armor_8</text:p>
          </table:table-cell>
          <table:table-cell office:value-type="string">
            <text:p>"tech_tfw_ship_armor_7"</text:p>
          </table:table-cell>
          <table:table-cell office:value-type="string">
            <text:p>no</text:p>
          </table:table-cell>
          <table:table-cell office:value-type="string">
            <text:p>tech_tfw_ship_armor_7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0</text:p>
          </table:table-cell>
          <table:table-cell office:value-type="string">
            <text:p>tech_dragon_armor</text:p>
          </table:table-cell>
          <table:table-cell office:value-type="string">
            <text:p>"tech_ship_armor_5"</text:p>
          </table:table-cell>
          <table:table-cell office:value-type="string">
            <text:p>no</text:p>
          </table:table-cell>
          <table:table-cell office:value-type="string">
            <text:p>tech_ship_armor_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1</text:p>
          </table:table-cell>
          <table:table-cell office:value-type="string">
            <text:p>tech_ship_armor_5</text:p>
          </table:table-cell>
          <table:table-cell office:value-type="string">
            <text:p>"tech_ship_armor_4"</text:p>
          </table:table-cell>
          <table:table-cell office:value-type="string">
            <text:p>no</text:p>
          </table:table-cell>
          <table:table-cell office:value-type="string">
            <text:p>tech_ship_armor_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2</text:p>
          </table:table-cell>
          <table:table-cell office:value-type="string">
            <text:p>tech_ship_armor_4</text:p>
          </table:table-cell>
          <table:table-cell office:value-type="string">
            <text:p>"tech_ship_armor_3"</text:p>
          </table:table-cell>
          <table:table-cell office:value-type="string">
            <text:p>no</text:p>
          </table:table-cell>
          <table:table-cell office:value-type="string">
            <text:p>tech_ship_armor_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3</text:p>
          </table:table-cell>
          <table:table-cell office:value-type="string">
            <text:p>tech_ship_armor_3</text:p>
          </table:table-cell>
          <table:table-cell office:value-type="string">
            <text:p>"tech_ship_armor_2"</text:p>
          </table:table-cell>
          <table:table-cell office:value-type="string">
            <text:p>no</text:p>
          </table:table-cell>
          <table:table-cell office:value-type="string">
            <text:p>tech_ship_armor_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4</text:p>
          </table:table-cell>
          <table:table-cell office:value-type="string">
            <text:p>tech_ship_armor_2</text:p>
          </table:table-cell>
          <table:table-cell office:value-type="string">
            <text:p>"tech_ship_armor_1"</text:p>
          </table:table-cell>
          <table:table-cell office:value-type="string">
            <text:p>no</text:p>
          </table:table-cell>
          <table:table-cell office:value-type="string">
            <text:p>tech_ship_armor_1</text:p>
          </table:table-cell>
          <table:table-cell table:number-columns-repeated="1018"/>
        </table:table-row>
        <table:table-row table:style-name="ro1">
          <table:table-cell office:value-type="string">
            <text:p>shield_tech_check</text:p>
          </table:table-cell>
          <table:table-cell office:value-type="string">
            <text:p>OCC0</text:p>
          </table:table-cell>
          <table:table-cell office:value-type="string">
            <text:p>tech_red_shield</text:p>
          </table:table-cell>
          <table:table-cell office:value-type="string">
            <text:p>"tech_orange_shield"</text:p>
          </table:table-cell>
          <table:table-cell office:value-type="string">
            <text:p>no</text:p>
          </table:table-cell>
          <table:table-cell office:value-type="string">
            <text:p>tech_orange_shiel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</text:p>
          </table:table-cell>
          <table:table-cell office:value-type="string">
            <text:p>tech_orange_shield</text:p>
          </table:table-cell>
          <table:table-cell office:value-type="string">
            <text:p>"tech_yellow_shield"</text:p>
          </table:table-cell>
          <table:table-cell office:value-type="string">
            <text:p>no</text:p>
          </table:table-cell>
          <table:table-cell office:value-type="string">
            <text:p>tech_yellow_shiel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2</text:p>
          </table:table-cell>
          <table:table-cell office:value-type="string">
            <text:p>tech_yellow_shield</text:p>
          </table:table-cell>
          <table:table-cell office:value-type="string">
            <text:p>"tech_green_shield"</text:p>
          </table:table-cell>
          <table:table-cell office:value-type="string">
            <text:p>no</text:p>
          </table:table-cell>
          <table:table-cell office:value-type="string">
            <text:p>tech_green_shiel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3</text:p>
          </table:table-cell>
          <table:table-cell office:value-type="string">
            <text:p>tech_green_shield</text:p>
          </table:table-cell>
          <table:table-cell office:value-type="string">
            <text:p>"tech_violet_shield"</text:p>
          </table:table-cell>
          <table:table-cell office:value-type="string">
            <text:p>no</text:p>
          </table:table-cell>
          <table:table-cell office:value-type="string">
            <text:p>tech_violet_shiel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4</text:p>
          </table:table-cell>
          <table:table-cell office:value-type="string">
            <text:p>tech_violet_shield</text:p>
          </table:table-cell>
          <table:table-cell office:value-type="string">
            <text:p>"tech_shields_5"</text:p>
          </table:table-cell>
          <table:table-cell office:value-type="string">
            <text:p>no</text:p>
          </table:table-cell>
          <table:table-cell office:value-type="string">
            <text:p>tech_shields_5</text:p>
          </table:table-cell>
          <table:table-cell table:number-columns-repeated="1018"/>
        </table:table-row>
        <table:table-row table:style-name="ro2">
          <table:table-cell/>
          <table:table-cell office:value-type="string">
            <text:p>OCC5</text:p>
          </table:table-cell>
          <table:table-cell office:value-type="string">
            <text:p>tech_psionic_shield</text:p>
          </table:table-cell>
          <table:table-cell office:value-type="string">
            <text:p>"tech_shields_5"</text:p>
          </table:table-cell>
          <table:table-cell office:value-type="string">
            <text:p>no</text:p>
          </table:table-cell>
          <table:table-cell office:value-type="string">
            <text:p>tech_shields_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6</text:p>
          </table:table-cell>
          <table:table-cell office:value-type="string">
            <text:p>tech_enigmatic_deflector</text:p>
          </table:table-cell>
          <table:table-cell office:value-type="string">
            <text:p>"tech_shields_5"</text:p>
          </table:table-cell>
          <table:table-cell office:value-type="string">
            <text:p>no</text:p>
          </table:table-cell>
          <table:table-cell office:value-type="string">
            <text:p>tech_shields_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7</text:p>
          </table:table-cell>
          <table:table-cell office:value-type="string">
            <text:p>tech_shields_5</text:p>
          </table:table-cell>
          <table:table-cell office:value-type="string">
            <text:p>"tech_shields_4"</text:p>
          </table:table-cell>
          <table:table-cell office:value-type="string">
            <text:p>no</text:p>
          </table:table-cell>
          <table:table-cell office:value-type="string">
            <text:p>tech_shields_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8</text:p>
          </table:table-cell>
          <table:table-cell office:value-type="string">
            <text:p>tech_shields_4</text:p>
          </table:table-cell>
          <table:table-cell office:value-type="string">
            <text:p>"tech_shields_3"</text:p>
          </table:table-cell>
          <table:table-cell office:value-type="string">
            <text:p>no</text:p>
          </table:table-cell>
          <table:table-cell office:value-type="string">
            <text:p>tech_shields_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9</text:p>
          </table:table-cell>
          <table:table-cell office:value-type="string">
            <text:p>tech_shields_3</text:p>
          </table:table-cell>
          <table:table-cell office:value-type="string">
            <text:p>"tech_shields_2"</text:p>
          </table:table-cell>
          <table:table-cell office:value-type="string">
            <text:p>no</text:p>
          </table:table-cell>
          <table:table-cell office:value-type="string">
            <text:p>tech_shields_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0</text:p>
          </table:table-cell>
          <table:table-cell office:value-type="string">
            <text:p>tech_shields_2</text:p>
          </table:table-cell>
          <table:table-cell office:value-type="string">
            <text:p>"tech_shields_1"</text:p>
          </table:table-cell>
          <table:table-cell office:value-type="string">
            <text:p>no</text:p>
          </table:table-cell>
          <table:table-cell office:value-type="string">
            <text:p>tech_shields_1</text:p>
          </table:table-cell>
          <table:table-cell table:number-columns-repeated="1018"/>
        </table:table-row>
        <table:table-row table:style-name="ro1">
          <table:table-cell office:value-type="string">
            <text:p>auto_repair_tech_check</text:p>
          </table:table-cell>
          <table:table-cell office:value-type="string">
            <text:p>OCC0</text:p>
          </table:table-cell>
          <table:table-cell office:value-type="string">
            <text:p>tech_tfw_auto_repair_psi3</text:p>
          </table:table-cell>
          <table:table-cell office:value-type="string">
            <text:p>"tech_spaceport_5"</text:p>
          </table:table-cell>
          <table:table-cell office:value-type="string">
            <text:p>no</text:p>
          </table:table-cell>
          <table:table-cell office:value-type="string">
            <text:p>tech_spaceport_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</text:p>
          </table:table-cell>
          <table:table-cell office:value-type="string">
            <text:p>tech_tfw_auto_repair_psi3</text:p>
          </table:table-cell>
          <table:table-cell office:value-type="string">
            <text:p>"tech_tfw_auto_repair_psi2"</text:p>
          </table:table-cell>
          <table:table-cell office:value-type="string">
            <text:p>no</text:p>
          </table:table-cell>
          <table:table-cell office:value-type="string">
            <text:p>tech_tfw_auto_repair_psi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2</text:p>
          </table:table-cell>
          <table:table-cell office:value-type="string">
            <text:p>tech_tfw_auto_repair_psi2</text:p>
          </table:table-cell>
          <table:table-cell office:value-type="string">
            <text:p>"tech_tfw_psi_machinery"</text:p>
          </table:table-cell>
          <table:table-cell office:value-type="string">
            <text:p>no</text:p>
          </table:table-cell>
          <table:table-cell office:value-type="string">
            <text:p>tech_tfw_psi_machinery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3</text:p>
          </table:table-cell>
          <table:table-cell office:value-type="string">
            <text:p>tech_tfw_auto_repair_psi2</text:p>
          </table:table-cell>
          <table:table-cell office:value-type="string">
            <text:p>"tech_spaceport_3"</text:p>
          </table:table-cell>
          <table:table-cell office:value-type="string">
            <text:p>no</text:p>
          </table:table-cell>
          <table:table-cell office:value-type="string">
            <text:p>tech_spaceport_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4</text:p>
          </table:table-cell>
          <table:table-cell office:value-type="string">
            <text:p>tech_tfw_auto_repair_psi2</text:p>
          </table:table-cell>
          <table:table-cell office:value-type="string">
            <text:p>"tech_psionic_theory"</text:p>
          </table:table-cell>
          <table:table-cell office:value-type="string">
            <text:p>no</text:p>
          </table:table-cell>
          <table:table-cell office:value-type="string">
            <text:p>tech_psionic_theory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5</text:p>
          </table:table-cell>
          <table:table-cell office:value-type="string">
            <text:p>tech_tfw_auto_repair_synth3</text:p>
          </table:table-cell>
          <table:table-cell office:value-type="string">
            <text:p>"tech_spaceport_5"</text:p>
          </table:table-cell>
          <table:table-cell office:value-type="string">
            <text:p>no</text:p>
          </table:table-cell>
          <table:table-cell office:value-type="string">
            <text:p>tech_spaceport_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6</text:p>
          </table:table-cell>
          <table:table-cell office:value-type="string">
            <text:p>tech_tfw_auto_repair_synth3</text:p>
          </table:table-cell>
          <table:table-cell office:value-type="string">
            <text:p>"tech_tfw_auto_repair_synth2"</text:p>
          </table:table-cell>
          <table:table-cell office:value-type="string">
            <text:p>no</text:p>
          </table:table-cell>
          <table:table-cell office:value-type="string">
            <text:p>tech_tfw_auto_repair_synth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7</text:p>
          </table:table-cell>
          <table:table-cell office:value-type="string">
            <text:p>tech_tfw_auto_repair_synth2</text:p>
          </table:table-cell>
          <table:table-cell office:value-type="string">
            <text:p>"tech_tfw_auto_repair_synth1"</text:p>
          </table:table-cell>
          <table:table-cell office:value-type="string">
            <text:p>no</text:p>
          </table:table-cell>
          <table:table-cell office:value-type="string">
            <text:p>tech_tfw_auto_repair_synth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8</text:p>
          </table:table-cell>
          <table:table-cell office:value-type="string">
            <text:p>tech_tfw_auto_repair_3</text:p>
          </table:table-cell>
          <table:table-cell office:value-type="string">
            <text:p>"tech_spaceport_5"</text:p>
          </table:table-cell>
          <table:table-cell office:value-type="string">
            <text:p>no</text:p>
          </table:table-cell>
          <table:table-cell office:value-type="string">
            <text:p>tech_spaceport_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9</text:p>
          </table:table-cell>
          <table:table-cell office:value-type="string">
            <text:p>tech_tfw_auto_repair_3</text:p>
          </table:table-cell>
          <table:table-cell office:value-type="string">
            <text:p>"tech_tfw_auto_repair_2"</text:p>
          </table:table-cell>
          <table:table-cell office:value-type="string">
            <text:p>no</text:p>
          </table:table-cell>
          <table:table-cell office:value-type="string">
            <text:p>tech_tfw_auto_repair_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0</text:p>
          </table:table-cell>
          <table:table-cell office:value-type="string">
            <text:p>tech_tfw_auto_repair_2</text:p>
          </table:table-cell>
          <table:table-cell office:value-type="string">
            <text:p>"tech_tfw_auto_repair_1"</text:p>
          </table:table-cell>
          <table:table-cell office:value-type="string">
            <text:p>no</text:p>
          </table:table-cell>
          <table:table-cell office:value-type="string">
            <text:p>tech_tfw_auto_repair_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1</text:p>
          </table:table-cell>
          <table:table-cell office:value-type="string">
            <text:p>tech_tfw_auto_repair_1</text:p>
          </table:table-cell>
          <table:table-cell office:value-type="string">
            <text:p>"tech_tfw_auto_repair_1"</text:p>
          </table:table-cell>
          <table:table-cell office:value-type="string">
            <text:p>no</text:p>
          </table:table-cell>
          <table:table-cell office:value-type="string">
            <text:p>tech_robotic_workers</text:p>
          </table:table-cell>
          <table:table-cell table:number-columns-repeated="1018"/>
        </table:table-row>
        <table:table-row table:style-name="ro1">
          <table:table-cell office:value-type="string">
            <text:p>reactor_tech_check</text:p>
          </table:table-cell>
          <table:table-cell office:value-type="string">
            <text:p>OCC0</text:p>
          </table:table-cell>
          <table:table-cell office:value-type="string">
            <text:p>tech_shield_pumps_5</text:p>
          </table:table-cell>
          <table:table-cell office:value-type="string">
            <text:p>"tech_shield_pumps_4"</text:p>
          </table:table-cell>
          <table:table-cell office:value-type="string">
            <text:p>no</text:p>
          </table:table-cell>
          <table:table-cell office:value-type="string">
            <text:p>tech_shield_pumps_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</text:p>
          </table:table-cell>
          <table:table-cell office:value-type="string">
            <text:p>tech_shield_pumps_4</text:p>
          </table:table-cell>
          <table:table-cell office:value-type="string">
            <text:p>"tech_shield_pumps_3"</text:p>
          </table:table-cell>
          <table:table-cell office:value-type="string">
            <text:p>no</text:p>
          </table:table-cell>
          <table:table-cell office:value-type="string">
            <text:p>tech_shield_pumps_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2</text:p>
          </table:table-cell>
          <table:table-cell office:value-type="string">
            <text:p>tech_shield_pumps_3</text:p>
          </table:table-cell>
          <table:table-cell office:value-type="string">
            <text:p>"tech_shield_pumps_2"</text:p>
          </table:table-cell>
          <table:table-cell office:value-type="string">
            <text:p>no</text:p>
          </table:table-cell>
          <table:table-cell office:value-type="string">
            <text:p>tech_shield_pumps_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3</text:p>
          </table:table-cell>
          <table:table-cell office:value-type="string">
            <text:p>tech_shield_pumps_2</text:p>
          </table:table-cell>
          <table:table-cell office:value-type="string">
            <text:p>"tech_shield_pumps_1"</text:p>
          </table:table-cell>
          <table:table-cell office:value-type="string">
            <text:p>no</text:p>
          </table:table-cell>
          <table:table-cell office:value-type="string">
            <text:p>tech_shield_pumps_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4</text:p>
          </table:table-cell>
          <table:table-cell office:value-type="string">
            <text:p>tech_shield_pumps_1</text:p>
          </table:table-cell>
          <table:table-cell office:value-type="string">
            <text:p>"tech_singularity_power"</text:p>
          </table:table-cell>
          <table:table-cell office:value-type="string">
            <text:p>no</text:p>
          </table:table-cell>
          <table:table-cell office:value-type="string">
            <text:p>tech_singularity_power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5</text:p>
          </table:table-cell>
          <table:table-cell office:value-type="string">
            <text:p>tech_singularity_power_opt</text:p>
          </table:table-cell>
          <table:table-cell office:value-type="string">
            <text:p>"tech_singularity_power"</text:p>
          </table:table-cell>
          <table:table-cell office:value-type="string">
            <text:p>no</text:p>
          </table:table-cell>
          <table:table-cell office:value-type="string">
            <text:p>tech_singularity_power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6</text:p>
          </table:table-cell>
          <table:table-cell office:value-type="string">
            <text:p>tech_singularity_power</text:p>
          </table:table-cell>
          <table:table-cell office:value-type="string">
            <text:p>"tech_darkmatter_power_optimized"</text:p>
          </table:table-cell>
          <table:table-cell office:value-type="string">
            <text:p>no</text:p>
          </table:table-cell>
          <table:table-cell office:value-type="string">
            <text:p>tech_darkmatter_power_optimize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7</text:p>
          </table:table-cell>
          <table:table-cell office:value-type="string">
            <text:p>tech_darkmatter_power_optimized</text:p>
          </table:table-cell>
          <table:table-cell office:value-type="string">
            <text:p>"tech_darkmatter_power"</text:p>
          </table:table-cell>
          <table:table-cell office:value-type="string">
            <text:p>no</text:p>
          </table:table-cell>
          <table:table-cell office:value-type="string">
            <text:p>tech_darkmatter_power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8</text:p>
          </table:table-cell>
          <table:table-cell office:value-type="string">
            <text:p>tech_darkmatter_power</text:p>
          </table:table-cell>
          <table:table-cell office:value-type="string">
            <text:p>"tech_antimatter_power_optimized"</text:p>
          </table:table-cell>
          <table:table-cell office:value-type="string">
            <text:p>no</text:p>
          </table:table-cell>
          <table:table-cell office:value-type="string">
            <text:p>tech_antimatter_power_optimized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9</text:p>
          </table:table-cell>
          <table:table-cell office:value-type="string">
            <text:p>tech_antimatter_power_optimized</text:p>
          </table:table-cell>
          <table:table-cell office:value-type="string">
            <text:p>"tech_fusion_power_energon"</text:p>
          </table:table-cell>
          <table:table-cell office:value-type="string">
            <text:p>no</text:p>
          </table:table-cell>
          <table:table-cell office:value-type="string">
            <text:p>tech_fusion_power_energon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0</text:p>
          </table:table-cell>
          <table:table-cell office:value-type="string">
            <text:p>tech_fusion_power_energon</text:p>
          </table:table-cell>
          <table:table-cell office:value-type="string">
            <text:p>"tech_zero_point_power"</text:p>
          </table:table-cell>
          <table:table-cell office:value-type="string">
            <text:p>no</text:p>
          </table:table-cell>
          <table:table-cell office:value-type="string">
            <text:p>tech_zero_point_power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1</text:p>
          </table:table-cell>
          <table:table-cell office:value-type="string">
            <text:p>tech_fusion_power_energon</text:p>
          </table:table-cell>
          <table:table-cell office:value-type="string">
            <text:p>"tech_mine_dark_matter"</text:p>
          </table:table-cell>
          <table:table-cell office:value-type="string">
            <text:p>no</text:p>
          </table:table-cell>
          <table:table-cell office:value-type="string">
            <text:p>tech_mine_dark_matter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2</text:p>
          </table:table-cell>
          <table:table-cell office:value-type="string">
            <text:p>tech_enigmatic_power_core</text:p>
          </table:table-cell>
          <table:table-cell office:value-type="string">
            <text:p>"tech_zero_point_power"</text:p>
          </table:table-cell>
          <table:table-cell office:value-type="string">
            <text:p>no</text:p>
          </table:table-cell>
          <table:table-cell office:value-type="string">
            <text:p>tech_zero_point_power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3</text:p>
          </table:table-cell>
          <table:table-cell office:value-type="string">
            <text:p>tech_zero_point_power</text:p>
          </table:table-cell>
          <table:table-cell office:value-type="string">
            <text:p>"tech_antimatter_power"</text:p>
          </table:table-cell>
          <table:table-cell office:value-type="string">
            <text:p>no</text:p>
          </table:table-cell>
          <table:table-cell office:value-type="string">
            <text:p>tech_antimatter_power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4</text:p>
          </table:table-cell>
          <table:table-cell office:value-type="string">
            <text:p>tech_antimatter_power</text:p>
          </table:table-cell>
          <table:table-cell office:value-type="string">
            <text:p>"tech_cold_fusion_power"</text:p>
          </table:table-cell>
          <table:table-cell office:value-type="string">
            <text:p>no</text:p>
          </table:table-cell>
          <table:table-cell office:value-type="string">
            <text:p>tech_cold_fusion_power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5</text:p>
          </table:table-cell>
          <table:table-cell office:value-type="string">
            <text:p>tech_cold_fusion_power</text:p>
          </table:table-cell>
          <table:table-cell office:value-type="string">
            <text:p>"tech_fusion_power"</text:p>
          </table:table-cell>
          <table:table-cell office:value-type="string">
            <text:p>no</text:p>
          </table:table-cell>
          <table:table-cell office:value-type="string">
            <text:p>tech_fusion_power</text:p>
          </table:table-cell>
          <table:table-cell table:number-columns-repeated="1018"/>
        </table:table-row>
        <table:table-row table:style-name="ro1">
          <table:table-cell office:value-type="string">
            <text:p>disruptor_tech_check</text:p>
          </table:table-cell>
          <table:table-cell office:value-type="string">
            <text:p>OCC0</text:p>
          </table:table-cell>
          <table:table-cell office:value-type="string">
            <text:p>tech_disruptors_3</text:p>
          </table:table-cell>
          <table:table-cell office:value-type="string">
            <text:p>"tech_disruptors_2"</text:p>
          </table:table-cell>
          <table:table-cell office:value-type="string">
            <text:p>no</text:p>
          </table:table-cell>
          <table:table-cell office:value-type="string">
            <text:p>tech_disruptors_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</text:p>
          </table:table-cell>
          <table:table-cell office:value-type="string">
            <text:p>tech_disruptors_2</text:p>
          </table:table-cell>
          <table:table-cell office:value-type="string">
            <text:p>"tech_disruptors_1"</text:p>
          </table:table-cell>
          <table:table-cell office:value-type="string">
            <text:p>no</text:p>
          </table:table-cell>
          <table:table-cell office:value-type="string">
            <text:p>tech_disruptors_1</text:p>
          </table:table-cell>
          <table:table-cell table:number-columns-repeated="1018"/>
        </table:table-row>
        <table:table-row table:style-name="ro1">
          <table:table-cell office:value-type="string">
            <text:p>arc_emitter_tech_check</text:p>
          </table:table-cell>
          <table:table-cell/>
          <table:table-cell office:value-type="string">
            <text:p>tech_arc_emitter_2</text:p>
          </table:table-cell>
          <table:table-cell office:value-type="string">
            <text:p>"tech_arc_emitter_1"</text:p>
          </table:table-cell>
          <table:table-cell office:value-type="string">
            <text:p>no</text:p>
          </table:table-cell>
          <table:table-cell office:value-type="string">
            <text:p>tech_arc_emitter_1</text:p>
          </table:table-cell>
          <table:table-cell table:number-columns-repeated="1018"/>
        </table:table-row>
        <table:table-row table:style-name="ro1">
          <table:table-cell office:value-type="string">
            <text:p>lance_tech_check</text:p>
          </table:table-cell>
          <table:table-cell/>
          <table:table-cell office:value-type="string">
            <text:p>tech_energy_lance_2</text:p>
          </table:table-cell>
          <table:table-cell office:value-type="string">
            <text:p>"tech_energy_lance_1"</text:p>
          </table:table-cell>
          <table:table-cell office:value-type="string">
            <text:p>no</text:p>
          </table:table-cell>
          <table:table-cell office:value-type="string">
            <text:p>tech_energy_lance_1</text:p>
          </table:table-cell>
          <table:table-cell table:number-columns-repeated="1018"/>
        </table:table-row>
        <table:table-row table:style-name="ro1">
          <table:table-cell office:value-type="string">
            <text:p>mass_accelerator_tech_check</text:p>
          </table:table-cell>
          <table:table-cell/>
          <table:table-cell office:value-type="string">
            <text:p>tech_mass_accelerator_2</text:p>
          </table:table-cell>
          <table:table-cell office:value-type="string">
            <text:p>"tech_mass_accelerator_1"</text:p>
          </table:table-cell>
          <table:table-cell office:value-type="string">
            <text:p>no</text:p>
          </table:table-cell>
          <table:table-cell office:value-type="string">
            <text:p>tech_mass_accelerator_1</text:p>
          </table:table-cell>
          <table:table-cell table:number-columns-repeated="1018"/>
        </table:table-row>
        <table:table-row table:style-name="ro1">
          <table:table-cell office:value-type="string">
            <text:p>crystal_armor_tech_check</text:p>
          </table:table-cell>
          <table:table-cell office:value-type="string">
            <text:p>OCC0</text:p>
          </table:table-cell>
          <table:table-cell office:value-type="string">
            <text:p>tech_tfw_crystal_armor_4</text:p>
          </table:table-cell>
          <table:table-cell office:value-type="string">
            <text:p>"tech_tfw_crystal_armor_3"</text:p>
          </table:table-cell>
          <table:table-cell office:value-type="string">
            <text:p>no</text:p>
          </table:table-cell>
          <table:table-cell office:value-type="string">
            <text:p>tech_tfw_crystal_armor_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</text:p>
          </table:table-cell>
          <table:table-cell office:value-type="string">
            <text:p>tech_tfw_crystal_armor_3</text:p>
          </table:table-cell>
          <table:table-cell office:value-type="string">
            <text:p>"tech_crystal_armor_2"</text:p>
          </table:table-cell>
          <table:table-cell office:value-type="string">
            <text:p>no</text:p>
          </table:table-cell>
          <table:table-cell office:value-type="string">
            <text:p>tech_crystal_armor_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2</text:p>
          </table:table-cell>
          <table:table-cell office:value-type="string">
            <text:p>tech_crystal_armor_2</text:p>
          </table:table-cell>
          <table:table-cell office:value-type="string">
            <text:p>"tech_crystal_armor_1"</text:p>
          </table:table-cell>
          <table:table-cell office:value-type="string">
            <text:p>no</text:p>
          </table:table-cell>
          <table:table-cell office:value-type="string">
            <text:p>tech_crystal_armor_1</text:p>
          </table:table-cell>
          <table:table-cell table:number-columns-repeated="1018"/>
        </table:table-row>
        <table:table-row table:style-name="ro1">
          <table:table-cell office:value-type="string">
            <text:p>afterburner_tech_check</text:p>
          </table:table-cell>
          <table:table-cell/>
          <table:table-cell office:value-type="string">
            <text:p>tech_afterburners_2</text:p>
          </table:table-cell>
          <table:table-cell office:value-type="string">
            <text:p>"tech_afterburners_1"</text:p>
          </table:table-cell>
          <table:table-cell office:value-type="string">
            <text:p>no</text:p>
          </table:table-cell>
          <table:table-cell office:value-type="string">
            <text:p>tech_afterburners_1</text:p>
          </table:table-cell>
          <table:table-cell table:number-columns-repeated="1018"/>
        </table:table-row>
        <table:table-row table:style-name="ro1">
          <table:table-cell office:value-type="string">
            <text:p>computer_tech_check</text:p>
          </table:table-cell>
          <table:table-cell office:value-type="string">
            <text:p>OCC0</text:p>
          </table:table-cell>
          <table:table-cell office:value-type="string">
            <text:p>tech_combat_computers_3</text:p>
          </table:table-cell>
          <table:table-cell office:value-type="string">
            <text:p>"tech_combat_computers_2"</text:p>
          </table:table-cell>
          <table:table-cell office:value-type="string">
            <text:p>no</text:p>
          </table:table-cell>
          <table:table-cell office:value-type="string">
            <text:p>tech_combat_computers_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</text:p>
          </table:table-cell>
          <table:table-cell office:value-type="string">
            <text:p>tech_combat_computers_2</text:p>
          </table:table-cell>
          <table:table-cell office:value-type="string">
            <text:p>"tech_combat_computers_1"</text:p>
          </table:table-cell>
          <table:table-cell office:value-type="string">
            <text:p>no</text:p>
          </table:table-cell>
          <table:table-cell office:value-type="string">
            <text:p>tech_combat_computers_1</text:p>
          </table:table-cell>
          <table:table-cell table:number-columns-repeated="1018"/>
        </table:table-row>
        <table:table-row table:style-name="ro1">
          <table:table-cell office:value-type="string">
            <text:p>thruster_tech_check</text:p>
          </table:table-cell>
          <table:table-cell office:value-type="string">
            <text:p>OCC0</text:p>
          </table:table-cell>
          <table:table-cell office:value-type="string">
            <text:p>tech_new_thrusters_6</text:p>
          </table:table-cell>
          <table:table-cell office:value-type="string">
            <text:p>"tech_new_thrusters_5"</text:p>
          </table:table-cell>
          <table:table-cell office:value-type="string">
            <text:p>no</text:p>
          </table:table-cell>
          <table:table-cell office:value-type="string">
            <text:p>tech_new_thrusters_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</text:p>
          </table:table-cell>
          <table:table-cell office:value-type="string">
            <text:p>tech_new_thrusters_5</text:p>
          </table:table-cell>
          <table:table-cell office:value-type="string">
            <text:p>"tech_thrusters_4"</text:p>
          </table:table-cell>
          <table:table-cell office:value-type="string">
            <text:p>no</text:p>
          </table:table-cell>
          <table:table-cell office:value-type="string">
            <text:p>tech_thrusters_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2</text:p>
          </table:table-cell>
          <table:table-cell office:value-type="string">
            <text:p>tech_tfw_fight_thrusters2</text:p>
          </table:table-cell>
          <table:table-cell office:value-type="string">
            <text:p>"tech_tfw_fight_thrusters"</text:p>
          </table:table-cell>
          <table:table-cell office:value-type="string">
            <text:p>no</text:p>
          </table:table-cell>
          <table:table-cell office:value-type="string">
            <text:p>tech_tfw_fight_thrusters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3</text:p>
          </table:table-cell>
          <table:table-cell office:value-type="string">
            <text:p>tech_tfw_fight_thrusters</text:p>
          </table:table-cell>
          <table:table-cell office:value-type="string">
            <text:p>"tech_thrusters_4"</text:p>
          </table:table-cell>
          <table:table-cell office:value-type="string">
            <text:p>no</text:p>
          </table:table-cell>
          <table:table-cell office:value-type="string">
            <text:p>tech_thrusters_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4</text:p>
          </table:table-cell>
          <table:table-cell office:value-type="string">
            <text:p>tech_thrusters_4</text:p>
          </table:table-cell>
          <table:table-cell office:value-type="string">
            <text:p>"tech_thrusters_3"</text:p>
          </table:table-cell>
          <table:table-cell office:value-type="string">
            <text:p>no</text:p>
          </table:table-cell>
          <table:table-cell office:value-type="string">
            <text:p>tech_thrusters_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5</text:p>
          </table:table-cell>
          <table:table-cell office:value-type="string">
            <text:p>tech_thrusters_3</text:p>
          </table:table-cell>
          <table:table-cell office:value-type="string">
            <text:p>"tech_thrusters_2"</text:p>
          </table:table-cell>
          <table:table-cell office:value-type="string">
            <text:p>no</text:p>
          </table:table-cell>
          <table:table-cell office:value-type="string">
            <text:p>tech_thrusters_2</text:p>
          </table:table-cell>
          <table:table-cell table:number-columns-repeated="1018"/>
        </table:table-row>
        <table:table-row table:style-name="ro1">
          <table:table-cell office:value-type="string">
            <text:p>sensor_tech_check</text:p>
          </table:table-cell>
          <table:table-cell office:value-type="string">
            <text:p>OCC0</text:p>
          </table:table-cell>
          <table:table-cell office:value-type="string">
            <text:p>tech_tfw_psi_sensors</text:p>
          </table:table-cell>
          <table:table-cell office:value-type="string">
            <text:p>"tech_psionic_theory"</text:p>
          </table:table-cell>
          <table:table-cell office:value-type="string">
            <text:p>no</text:p>
          </table:table-cell>
          <table:table-cell office:value-type="string">
            <text:p>tech_psionic_theory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</text:p>
          </table:table-cell>
          <table:table-cell office:value-type="string">
            <text:p>tech_tfw_psi_sensors</text:p>
          </table:table-cell>
          <table:table-cell office:value-type="string">
            <text:p>"tech_tfw_sensors_6"</text:p>
          </table:table-cell>
          <table:table-cell office:value-type="string">
            <text:p>no</text:p>
          </table:table-cell>
          <table:table-cell office:value-type="string">
            <text:p>tech_tfw_sensors_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2</text:p>
          </table:table-cell>
          <table:table-cell office:value-type="string">
            <text:p>tech_tfw_sensors_7</text:p>
          </table:table-cell>
          <table:table-cell office:value-type="string">
            <text:p>"tech_tfw_sensors_6"</text:p>
          </table:table-cell>
          <table:table-cell office:value-type="string">
            <text:p>no</text:p>
          </table:table-cell>
          <table:table-cell office:value-type="string">
            <text:p>tech_tfw_sensors_6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3</text:p>
          </table:table-cell>
          <table:table-cell office:value-type="string">
            <text:p>tech_tfw_sensors_6</text:p>
          </table:table-cell>
          <table:table-cell office:value-type="string">
            <text:p>"tech_tfw_sensors_5"</text:p>
          </table:table-cell>
          <table:table-cell office:value-type="string">
            <text:p>no</text:p>
          </table:table-cell>
          <table:table-cell office:value-type="string">
            <text:p>tech_tfw_sensors_5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4</text:p>
          </table:table-cell>
          <table:table-cell office:value-type="string">
            <text:p>tech_tfw_sensors_5</text:p>
          </table:table-cell>
          <table:table-cell office:value-type="string">
            <text:p>"tech_sensors_4"</text:p>
          </table:table-cell>
          <table:table-cell office:value-type="string">
            <text:p>no</text:p>
          </table:table-cell>
          <table:table-cell office:value-type="string">
            <text:p>tech_sensors_4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5</text:p>
          </table:table-cell>
          <table:table-cell office:value-type="string">
            <text:p>tech_sensors_4</text:p>
          </table:table-cell>
          <table:table-cell office:value-type="string">
            <text:p>"tech_sensors_3"</text:p>
          </table:table-cell>
          <table:table-cell office:value-type="string">
            <text:p>no</text:p>
          </table:table-cell>
          <table:table-cell office:value-type="string">
            <text:p>tech_sensors_3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6</text:p>
          </table:table-cell>
          <table:table-cell office:value-type="string">
            <text:p>tech_sensors_3</text:p>
          </table:table-cell>
          <table:table-cell office:value-type="string">
            <text:p>"tech_sensors_2"</text:p>
          </table:table-cell>
          <table:table-cell office:value-type="string">
            <text:p>no</text:p>
          </table:table-cell>
          <table:table-cell office:value-type="string">
            <text:p>tech_sensors_2</text:p>
          </table:table-cell>
          <table:table-cell table:number-columns-repeated="1018"/>
        </table:table-row>
        <table:table-row table:style-name="ro1">
          <table:table-cell office:value-type="string">
            <text:p>molecular_crusher_tech_check</text:p>
          </table:table-cell>
          <table:table-cell office:value-type="string">
            <text:p>OCC0</text:p>
          </table:table-cell>
          <table:table-cell office:value-type="string">
            <text:p>tech_tfw_molecular_crusher_3</text:p>
          </table:table-cell>
          <table:table-cell office:value-type="string">
            <text:p>"tech_tfw_molecular_crusher_2"</text:p>
          </table:table-cell>
          <table:table-cell office:value-type="string">
            <text:p>no</text:p>
          </table:table-cell>
          <table:table-cell office:value-type="string">
            <text:p>tech_tfw_molecular_crusher_2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OCC1</text:p>
          </table:table-cell>
          <table:table-cell office:value-type="string">
            <text:p>tech_tfw_molecular_crusher_2</text:p>
          </table:table-cell>
          <table:table-cell office:value-type="string">
            <text:p>"tech_tfw_molecular_crusher_1"</text:p>
          </table:table-cell>
          <table:table-cell office:value-type="string">
            <text:p>no</text:p>
          </table:table-cell>
          <table:table-cell office:value-type="string">
            <text:p>tech_tfw_molecular_crusher_1</text:p>
          </table:table-cell>
          <table:table-cell table:number-columns-repeated="1018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0">01/30/2018</text:date>, <text:time>19:2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Win32 OpenOffice.org_project/414m5$Build-9788</meta:generator>
    <meta:initial-creator>Na'aman</meta:initial-creator>
    <meta:creation-date>2018-01-28T09:37:50Z</meta:creation-date>
    <dc:date>2018-01-30T19:24:24.20</dc:date>
    <meta:editing-cycles>4</meta:editing-cycles>
    <meta:editing-duration>PT33M50S</meta:editing-duration>
    <meta:document-statistic meta:table-count="1" meta:cell-count="727" meta:object-count="0"/>
  </office:meta>
</office:document-meta>
</file>